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"Wordpress Разработка Тем" Что ето 2. Зачем нужно 3. Как использовать 4. Из чего состоит 5. Ключевые понятий, концепции</text:p>
      <text:p text:style-name="Standard">ChatGPT</text:p>
      <text:p text:style-name="P3">ChatGPT</text:p>
      <text:p text:style-name="Text_20_body">Конечно, вот ответы на ваши вопросы по теме "Wordpress Разработка Тем":</text:p>
      <text:list xml:id="list2577335426014804192" text:style-name="L1">
        <text:list-item>
          <text:p text:style-name="P1"><text:span text:style-name="Strong_20_Emphasis">Что это?</text:span> WordPress тема - это набор файлов, определяющих внешний вид вашего веб-сайта, созданный для платформы управления контентом WordPress. Тема включает в себя шаблоны страниц, стили CSS, изображения и другие ресурсы, которые определяют внешний вид и поведение сайта.</text:p>
        </text:list-item>
        <text:list-item>
          <text:p text:style-name="P1"><text:span text:style-name="Strong_20_Emphasis">Зачем нужно?</text:span> Разработка тем в WordPress позволяет создавать уникальные и красивые внешние оболочки для ваших сайтов. Это дает возможность выделиться среди других сайтов, использовавших те же базовые темы. Также разработка тем позволяет настраивать функциональность вашего сайта в соответствии с потребностями вашего бизнеса или сообщества.</text:p>
        </text:list-item>
        <text:list-item>
          <text:p text:style-name="P1"><text:span text:style-name="Strong_20_Emphasis">Как использовать?</text:span> Для использования темы вам нужно установить WordPress на вашем хостинге, а затем загрузить и активировать выбранную тему через административный интерфейс WordPress. После активации темы вы можете настраивать ее через раздел "Внешний вид" в административной панели, а также редактировать ее файлы напрямую, если нужно.</text:p>
        </text:list-item>
        <text:list-item>
          <text:p text:style-name="P1"><text:span text:style-name="Strong_20_Emphasis">Из чего состоит?</text:span> Тема WordPress состоит из различных компонентов, включая:</text:p>
          <text:list>
            <text:list-item>
              <text:p text:style-name="P2">PHP файлы: шаблоны страниц, функции и другие файлы, обрабатывающие данные и управляющие выводом контента.</text:p>
            </text:list-item>
            <text:list-item>
              <text:p text:style-name="P2">Файлы CSS: стили, определяющие внешний вид элементов на странице.</text:p>
            </text:list-item>
            <text:list-item>
              <text:p text:style-name="P2">Изображения: графика, используемая для заднего фона, логотипов и других элементов дизайна.</text:p>
            </text:list-item>
            <text:list-item>
              <text:p text:style-name="P2">Файлы JavaScript: скрипты, обеспечивающие интерактивность и дополнительную функциональность.</text:p>
            </text:list-item>
          </text:list>
        </text:list-item>
        <text:list-item>
          <text:p text:style-name="P1"><text:span text:style-name="Strong_20_Emphasis">Ключевые понятия и концепции:</text:span></text:p>
          <text:list>
            <text:list-item>
              <text:p text:style-name="P2">Шаблоны страниц: определяют структуру и внешний вид различных типов страниц на вашем сайте, таких как главная страница, страница записи и страница архива.</text:p>
            </text:list-item>
            <text:list-item>
              <text:p text:style-name="P2">Шорткоды: специальные теги в WordPress, которые позволяют вставлять динамический контент или функциональность на страницы или записи без необходимости в написании кода.</text:p>
            </text:list-item>
            <text:list-item>
              <text:p text:style-name="P2">Хуки (Hooks): специальные точки в коде WordPress, которые позволяют вам расширять и изменять функциональность темы или плагина, встраивая свой собственный код.</text:p>
            </text:list-item>
            <text:list-item>
              <text:p text:style-name="P1">Кастомные поля (Custom Fields): дополнительные поля, которые вы можете добавить к записям или страницам для хранения дополнительной информации или метаданных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4$Win32 OpenOffice.org_project/4114m1$Build-9811</meta:generator>
    <dc:date>2024-05-01T22:09:14.54</dc:date>
    <meta:document-statistic meta:table-count="0" meta:image-count="0" meta:object-count="0" meta:page-count="1" meta:paragraph-count="17" meta:word-count="316" meta:character-count="2280"/>
    <dc:creator>Dima Wide</dc:creator>
    <meta:user-defined meta:name="Info 1"/>
    <meta:user-defined meta:name="Info 2"/>
    <meta:user-defined meta:name="Info 3"/>
    <meta:user-defined meta:name="Info 4"/>
  </office:meta>
</office:document-meta>
</file>